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a17" officeooo:paragraph-rsid="000ec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 this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3:25:08.458225108</meta:creation-date>
    <dc:date>2020-05-25T13:26:12.026872674</dc:date>
    <meta:editing-duration>PT1M5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6.2$Linux_X86_64 LibreOffice_project/10m0$Build-2</meta:generator>
  </office:meta>
</office:document-meta>
</file>